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notes">
      <style:graphic-properties draw:fill-color="#ffffff" fo:min-height="11.161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9.819cm"/>
    </style:style>
    <style:style style:name="pr9" style:family="presentation" style:parent-style-name="lyt-cool-outline1">
      <style:graphic-properties draw:fill-color="#ffffff" draw:auto-grow-height="true" fo:min-height="3.3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text:enable-numbering="true" fo:text-indent="-0.9cm"/>
      <style:text-properties fo:font-size="28pt"/>
    </style:style>
    <style:style style:name="P7" style:family="paragraph">
      <style:paragraph-properties fo:margin-left="2.4cm" fo:margin-right="0cm" text:enable-numbering="true" fo:text-indent="-0.8cm"/>
      <style:text-properties fo:font-size="28pt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1.2cm" fo:margin-right="0cm" text:enable-numbering="true" fo:text-indent="-0.9cm"/>
      <style:text-properties fo:font-size="36pt"/>
    </style:style>
    <style:style style:name="P16" style:family="paragraph">
      <style:paragraph-properties fo:margin-left="1.2cm" fo:margin-right="0cm" text:enable-numbering="true" fo:text-indent="-0.9cm"/>
      <style:text-properties fo:font-size="36pt" fo:font-weight="bold"/>
    </style:style>
    <style:style style:name="P17" style:family="paragraph">
      <style:paragraph-properties fo:margin-left="0cm" fo:margin-right="0cm" fo:text-indent="0cm"/>
      <style:text-properties fo:color="#ff0000" fo:font-family="'Arial Black'" style:font-pitch="variable" fo:font-size="48pt" fo:font-weight="bold"/>
    </style:style>
    <style:style style:name="P18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fo:font-weight="bold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style:paragraph-properties fo:margin-left="2.4cm" fo:margin-right="0cm" text:enable-numbering="true" fo:text-indent="-0.8cm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fo:margin-left="2.4cm" fo:margin-right="0cm" fo:text-indent="-0.8cm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P27" style:family="paragraph">
      <style:paragraph-properties fo:margin-left="2.4cm" fo:margin-right="0cm" fo:text-indent="-0.8cm"/>
      <style:text-properties fo:font-size="28pt"/>
    </style:style>
    <style:style style:name="P28" style:family="paragraph">
      <style:paragraph-properties fo:margin-left="1.2cm" fo:margin-right="0cm" fo:text-indent="-0.9cm"/>
      <style:text-properties fo:font-size="32pt"/>
    </style:style>
    <style:style style:name="P29" style:family="paragraph">
      <style:paragraph-properties fo:margin-left="2.4cm" fo:margin-right="0cm" fo:text-indent="-0.8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44pt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font-family="'Bitstream Vera Sans'" style:font-family-generic="swiss" style:font-pitch="variable" fo:font-size="26pt" fo:font-weight="bold"/>
    </style:style>
    <style:style style:name="T7" style:family="text">
      <style:text-properties fo:font-weight="bold"/>
    </style:style>
    <style:style style:name="T8" style:family="text">
      <style:text-properties fo:font-weight="normal"/>
    </style:style>
    <style:style style:name="T9" style:family="text">
      <style:text-properties fo:font-size="36pt"/>
    </style:style>
    <style:style style:name="T10" style:family="text">
      <style:text-properties fo:font-size="36pt" fo:font-weight="normal"/>
    </style:style>
    <style:style style:name="T11" style:family="text">
      <style:text-properties fo:color="#ff0000" fo:font-family="'Arial Black'" style:font-pitch="variable" fo:font-size="48pt" fo:font-weight="bold"/>
    </style:style>
    <style:style style:name="T1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size="28pt" fo:font-style="italic" fo:font-weight="bold"/>
    </style:style>
    <style:style style:name="T14" style:family="text">
      <style:text-properties fo:font-size="28pt" fo:font-style="normal" fo:font-weight="normal"/>
    </style:style>
    <style:style style:name="T15" style:family="text">
      <style:text-properties fo:font-size="28pt" fo:font-weight="bold"/>
    </style:style>
    <style:style style:name="T16" style:family="text">
      <style:text-properties fo:font-style="italic" fo:font-weight="bold"/>
    </style:style>
    <style:style style:name="T17" style:family="text">
      <style:text-properties fo:font-family="'Bitstream Vera Sans'" style:font-family-generic="swiss" style:font-pitch="variable"/>
    </style:style>
    <style:style style:name="T18" style:family="text">
      <style:text-properties fo:font-style="italic"/>
    </style:style>
    <style:style style:name="T19" style:family="text">
      <style:text-properties fo:font-style="normal"/>
    </style:style>
    <style:style style:name="T20" style:family="text">
      <style:text-properties fo:font-style="normal" fo:font-weight="bold"/>
    </style:style>
    <style:style style:name="T21" style:family="text">
      <style:text-properties fo:font-family="OpenSymbol" style:font-style-name="Regular" style:font-pitch="variable" style:font-charset="x-symbol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2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3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fo:font-size="28pt" fo:font-style="normal"/>
    </style:style>
    <style:style style:name="T25" style:family="text">
      <style:text-properties fo:font-size="28pt" fo:font-style="italic"/>
    </style:style>
    <style:style style:name="T26" style:family="text">
      <style:text-properties fo:font-size="28pt" fo:font-style="normal" fo:font-weight="bold"/>
    </style:style>
    <style:style style:name="T27" style:family="text">
      <style:text-properties fo:font-size="32pt"/>
    </style:style>
    <style:style style:name="T28" style:family="text">
      <style:text-properties fo:font-size="32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927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3.912cm" svg:height="14.314cm" svg:x="2.088cm" svg:y="5.588cm" presentation:class="outline" presentation:user-transformed="true">
          <draw:text-box>
            <text:list text:style-name="L2">
              <text:list-item>
                <text:p text:style-name="P6"><text:span text:style-name="T3">4 gruelling sessions per day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9:15 ~ 10:15, followed by coff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10:30 ~ 12:30, followed by lu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1:30 ~ 3:30, followed by coffe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/></text:span><text:span text:style-name="T3">3:45 ~ 5:45, followed by loss of consciousness 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resentation is interspersed with demos which you all run via your laptops;</text:span></text:p>
              </text:list-item>
            </text:list>
            <text:list text:style-name="L2">
              <text:list-item>
                <text:p text:style-name="P6"><text:span text:style-name="T3">...and exercises, which you do on your own (while I smoke.)</text:span></text:p>
              </text:list-item>
            </text:list>
            <text:list text:style-name="L2">
              <text:list-item>
                <text:p text:style-name="P6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no questions indicat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183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0" draw:layer="layout" svg:width="23.912cm" svg:height="3.508cm" svg:x="2.058cm" svg:y="1.543cm" presentation:class="title">
          <draw:text-box>
            <text:p text:style-name="P10"><text:span text:style-name="T4">System Issues</text:span></text:p>
          </draw:text-box>
        </draw:frame>
        <draw:frame presentation:style-name="pr5" draw:text-style-name="P13" draw:layer="layout" svg:width="26cm" svg:height="7.5cm" svg:x="1.545cm" svg:y="6.363cm" presentation:class="outline" presentation:user-transformed="true">
          <draw:text-box>
            <text:list text:style-name="L2">
              <text:list-item>
                <text:p text:style-name="P11"><text:span text:style-name="T5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[0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[5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[1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[0] I'm Linus Torvalds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9"><text:page-number>&lt;number&gt;</text:page-number></text:p>
          </draw:text-box>
        </draw:frame>
        <draw:frame presentation:style-name="pr6" draw:text-style-name="P13" draw:layer="layout" svg:width="23.912cm" svg:height="6.731cm" svg:x="2.5cm" svg:y="13.769cm" presentation:class="outline" presentation:user-transformed="true">
          <draw:text-box>
            <text:p text:style-name="P24"/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2" draw:text-style-name="P11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6">$ slogin -X yourhost.astron.nl</text:span></text:p>
              </text:list-item>
            </text:list>
            <text:list text:style-name="L2">
              <text:list-item>
                <text:p text:style-name="P11"><text:span text:style-name="T6">...</text:span></text:p>
              </text:list-item>
            </text:list>
            <text:list text:style-name="L2">
              <text:list-item>
                <text:p text:style-name="P11"><text:span text:style-name="T6">$ cd Timba/doc/Courses/Workshop2006/Day1</text:span></text:p>
              </text:list-item>
            </text:list>
            <text:list text:style-name="L2">
              <text:list-item>
                <text:p text:style-name="P11"><text:span text:style-name="T6">$ meqbrowser.py</text:span></text:p>
              </text:list-item>
            </text:list>
            <text:list text:style-name="L2">
              <text:list-item>
                <text:p text:style-name="P11"><text:span text:style-name="T6"/></text:p>
              </text:list-item>
            </text:list>
            <text:list text:style-name="L2">
              <text:list-item>
                <text:p text:style-name="P11">Your host is:</text:p>
              </text:list-item>
            </text:list>
            <text:list text:style-name="L2">
              <text:list-item>
                <text:p text:style-name="P14">Cormac, Shanmugha, Hans: <text:span text:style-name="T7">birch</text:span></text:p>
              </text:list-item>
            </text:list>
            <text:list text:style-name="L2">
              <text:list-item>
                <text:p text:style-name="P14"><text:span text:style-name="T8">Casey, Tom: </text:span><text:span text:style-name="T7">lofar10</text:span></text:p>
              </text:list-item>
            </text:list>
            <text:list text:style-name="L2">
              <text:list-item>
                <text:p text:style-name="P14"><text:span text:style-name="T8">Paul:</text:span><text:span text:style-name="T7"> lofar9</text:span></text:p>
              </text:list-item>
            </text:list>
          </draw:text-box>
        </draw:frame>
        <draw:frame draw:style-name="gr2" draw:text-style-name="P9" draw:layer="layout" svg:width="3.393cm" svg:height="1.235cm" svg:x="1.974cm" svg:y="0.266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4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8" draw:text-style-name="P15" draw:layer="layout" svg:width="23.912cm" svg:height="11.377cm" svg:x="2.181cm" svg:y="6.818cm" presentation:class="outline" presentation:user-transformed="true">
          <draw:text-box>
            <text:list text:style-name="L2">
              <text:list-item>
                <text:p text:style-name="P15"><text:span text:style-name="T9">“</text:span><text:span text:style-name="T9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5"><text:span text:style-name="T9">“</text:span><text:span text:style-name="T9">...a model construction and fitting toolkit...”</text:span></text:p>
              </text:list-item>
            </text:list>
            <text:list text:style-name="L2">
              <text:list-item>
                <text:p text:style-name="P15"><text:span text:style-name="T9">“</text:span><text:span text:style-name="T9">A module, not a package...”</text:span></text:p>
              </text:list-item>
            </text:list>
            <text:list text:style-name="L2">
              <text:list-item>
                <text:p text:style-name="P15"><text:span text:style-name="T9">“</text:span><text:span text:style-name="T9">The light at the end of the tunnel...”</text:span></text:p>
              </text:list-item>
            </text:list>
            <text:list text:style-name="L2">
              <text:list-item>
                <text:p text:style-name="P16"><text:span text:style-name="T10">Mathlab for perverts</text:span></text:p>
              </text:list-item>
            </text:list>
          </draw:text-box>
        </draw:frame>
        <draw:rect draw:style-name="gr3" draw:text-style-name="P18" draw:id="id12" draw:layer="layout" svg:width="25.544cm" svg:height="3.454cm" draw:transform="rotate (0.508588944031052) translate (1.454cm 16.166cm)">
          <text:p text:style-name="P17"><text:span text:style-name="T11">RESISTANCE IS FUTILE!</text:span></text:p>
        </draw:rect>
        <draw:rect draw:style-name="gr3" draw:text-style-name="P18" draw:id="id13" draw:layer="layout" svg:width="25.544cm" svg:height="3.454cm" draw:transform="rotate (0.508588944031052) translate (3.461cm 19.255cm)">
          <text:p text:style-name="P17"><text:span text:style-name="T11">RESISTANCE IS FUTILE!</text:span></text:p>
        </draw:rect>
        <draw:rect draw:style-name="gr3" draw:text-style-name="P18" draw:id="id14" draw:layer="layout" svg:width="25.544cm" svg:height="3.454cm" draw:transform="rotate (0.508588944031052) translate (1.09cm 12.346cm)">
          <text:p text:style-name="P17"><text:span text:style-name="T11">RESISTANCE IS FUTILE!</text:span></text:p>
        </draw:rect>
        <draw:frame draw:style-name="gr2" draw:text-style-name="P9" draw:layer="layout" svg:width="3.393cm" svg:height="1.235cm" svg:x="1.272cm" svg:y="0.401cm">
          <draw:text-box>
            <text:p text:style-name="P9"><text:page-number>&lt;number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14" draw:layer="layout" svg:width="23.912cm" svg:height="13.927cm" svg:x="2.058cm" svg:y="5.838cm" presentation:class="outline" presentation:user-transformed="true">
          <draw:text-box>
            <text:list text:style-name="L2">
              <text:list-item>
                <text:p text:style-name="P14">In a nutshell, you build <text:span text:style-name="T7">MeqTrees</text:span> to evaluate mathematical expressions.</text:p>
              </text:list-item>
            </text:list>
            <text:list text:style-name="L2">
              <text:list-item>
                <text:p text:style-name="P14">Today, we're going to keep it simple and play with basic things.</text:p>
              </text:list-item>
            </text:list>
            <text:list text:style-name="L2">
              <text:list-item>
                <text:p text:style-name="P14">The things we do today you could probably do much faster in something like MathLab.</text:p>
              </text:list-item>
            </text:list>
            <text:list text:style-name="L2">
              <text:list-item>
                <text:p text:style-name="P14">So lots of what you see will seem to be an overly elaborate way to achieve rather simple results.</text:p>
              </text:list-item>
            </text:list>
            <text:list text:style-name="L2">
              <text:list-item>
                <text:p text:style-name="P14">...but be patient, by tomorrow these will turn into complex radioastronomical simulations.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4">Any mathematical expression can be represented by a tree.</text:p>
              </text:list-item>
            </text:list>
          </draw:text-box>
        </draw:frame>
        <draw:frame draw:style-name="gr2" draw:text-style-name="P9" draw:layer="layout" svg:width="2.089cm" svg:height="1.235cm" svg:x="1cm" svg:y="0.272cm">
          <draw:text-box>
            <text:p text:style-name="P9"><text:page-number>&lt;number&gt;</text:page-number></text:p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0" draw:id="id9" draw:layer="layout" svg:width="2.396cm" svg:height="1.09cm" svg:x="6.604cm" svg:y="17.181cm">
          <text:p text:style-name="P19"><text:span text:style-name="T12">α</text:span></text:p>
        </draw:rect>
        <draw:rect draw:style-name="gr5" draw:text-style-name="P22" draw:id="id10" draw:layer="layout" svg:width="2.396cm" svg:height="1.09cm" svg:x="8.876cm" svg:y="19.181cm">
          <text:p text:style-name="P21"><text:span text:style-name="T7">*</text:span></text:p>
        </draw:rect>
        <draw:rect draw:style-name="gr5" draw:text-style-name="P20" draw:id="id8" draw:layer="layout" svg:width="2.396cm" svg:height="1.09cm" svg:x="11.24cm" svg:y="17.182cm">
          <text:p text:style-name="P19">sin</text:p>
        </draw:rect>
        <draw:rect draw:style-name="gr5" draw:text-style-name="P20" draw:layer="layout" svg:width="2.396cm" svg:height="1.09cm" svg:x="4.454cm" svg:y="11.273cm">
          <text:p text:style-name="P19">b</text:p>
        </draw:rect>
        <draw:rect draw:style-name="gr5" draw:text-style-name="P20" draw:layer="layout" svg:width="2.396cm" svg:height="1.09cm" svg:x="7.876cm" svg:y="11.273cm">
          <text:p text:style-name="P19">x</text:p>
        </draw:rect>
        <draw:rect draw:style-name="gr5" draw:text-style-name="P22" draw:id="id2" draw:layer="layout" svg:width="2.396cm" svg:height="1.09cm" svg:x="6.239cm" svg:y="13.183cm">
          <text:p text:style-name="P21"><text:span text:style-name="T7">*</text:span></text:p>
        </draw:rect>
        <draw:rect draw:style-name="gr5" draw:text-style-name="P20" draw:id="id1" draw:layer="layout" svg:width="2.396cm" svg:height="1.09cm" svg:x="4.454cm" svg:y="11.274cm">
          <text:p text:style-name="P19">b</text:p>
        </draw:rect>
        <draw:rect draw:style-name="gr5" draw:text-style-name="P20" draw:id="id3" draw:layer="layout" svg:width="2.396cm" svg:height="1.09cm" svg:x="7.876cm" svg:y="11.274cm">
          <text:p text:style-name="P19">x</text:p>
        </draw:rect>
        <draw:rect draw:style-name="gr5" draw:text-style-name="P20" draw:layer="layout" svg:width="2.396cm" svg:height="1.09cm" svg:x="11.636cm" svg:y="11.272cm">
          <text:p text:style-name="P19">b</text:p>
        </draw:rect>
        <draw:rect draw:style-name="gr5" draw:text-style-name="P20" draw:layer="layout" svg:width="2.396cm" svg:height="1.09cm" svg:x="15.058cm" svg:y="11.272cm">
          <text:p text:style-name="P19">x</text:p>
        </draw:rect>
        <draw:rect draw:style-name="gr5" draw:text-style-name="P22" draw:id="id5" draw:layer="layout" svg:width="2.396cm" svg:height="1.09cm" svg:x="13.545cm" svg:y="13.182cm">
          <text:p text:style-name="P21"><text:span text:style-name="T7">*</text:span></text:p>
        </draw:rect>
        <draw:rect draw:style-name="gr5" draw:text-style-name="P20" draw:id="id4" draw:layer="layout" svg:width="2.396cm" svg:height="1.09cm" svg:x="11.636cm" svg:y="11.273cm">
          <text:p text:style-name="P19">c</text:p>
        </draw:rect>
        <draw:rect draw:style-name="gr5" draw:text-style-name="P20" draw:id="id6" draw:layer="layout" svg:width="2.396cm" svg:height="1.09cm" svg:x="15.058cm" svg:y="11.273cm">
          <text:p text:style-name="P19">y</text:p>
        </draw:rect>
        <draw:rect draw:style-name="gr5" draw:text-style-name="P20" draw:id="id7" draw:layer="layout" svg:width="2.396cm" svg:height="1.09cm" svg:x="11.24cm" svg:y="15.404cm">
          <text:p text:style-name="P19">+</text:p>
        </draw:rect>
        <draw:connector draw:style-name="gr6" draw:text-style-name="P20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0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0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0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0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0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0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0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0" draw:id="id11" draw:layer="layout" svg:width="2.396cm" svg:height="1.09cm" svg:x="17.909cm" svg:y="13.182cm">
          <text:p text:style-name="P19">1</text:p>
        </draw:rect>
        <draw:connector draw:style-name="gr6" draw:text-style-name="P20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A single tree element is a </text:span><text:span text:style-name="T13">node</text:span><text:span text:style-name="T3">.</text:span></text:p>
              </text:list-item>
            </text:list>
            <text:list text:style-name="L2">
              <text:list-item>
                <text:p text:style-name="P6"><text:span text:style-name="T3">A </text:span><text:span text:style-name="T13">parent</text:span><text:span text:style-name="T3"> node operates on its </text:span><text:span text:style-name="T13">child</text:span><text:span text:style-name="T3"> nodes.</text:span></text:p>
              </text:list-item>
            </text:list>
            <text:list text:style-name="L2">
              <text:list-item>
                <text:p text:style-name="P6"><text:span text:style-name="T3">A node belongs to a </text:span><text:span text:style-name="T13">class.</text:span><text:span text:style-name="T14"> This determines the kind of</text:span><text:span text:style-name="T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e.g.: </text:span><text:span text:style-name="T15">Add</text:span><text:span text:style-name="T3">, </text:span><text:span text:style-name="T15">Multiply</text:span><text:span text:style-name="T3">, </text:span><text:span text:style-name="T15">Sin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A </text:span><text:span text:style-name="T13">leaf</text:span><text:span text:style-name="T3"> node has no children (“top” of tree)</text:span></text:p>
              </text:list-item>
            </text:list>
            <text:list text:style-name="L2">
              <text:list-item>
                <text:p text:style-name="P6"><text:span text:style-name="T3">A </text:span><text:span text:style-name="T13">root</text:span><text:span text:style-name="T3"> node has no parents (“bottom” of tree)</text:span></text:p>
              </text:list-item>
            </text:list>
            <text:list text:style-name="L2">
              <text:list-item>
                <text:p text:style-name="P6"><text:span text:style-name="T3">A </text:span><text:span text:style-name="T13">subtree</text:span><text:span text:style-name="T3"> is any complete part of a tree, rooted at a specific node.</text:span></text:p>
              </text:list-item>
            </text:list>
            <text:list text:style-name="L2">
              <text:list-item>
                <text:p text:style-name="P6"><text:span text:style-name="T3">A subtree evaluates some compound function that depends on its leaf nodes.</text:span></text:p>
              </text:list-item>
            </text:list>
            <text:list text:style-name="L2">
              <text:list-item>
                <text:p text:style-name="P6"><text:span text:style-name="T3">A </text:span><text:span text:style-name="T13">forest</text:span><text:span text:style-name="T3"> has many (many&gt;0) trees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7">cd Timba/doc/Courses/Workshop2006/Day1</text:span></text:p>
              </text:list-item>
            </text:list>
            <text:list text:style-name="L2">
              <text:list-item>
                <text:p text:style-name="P11"><text:span text:style-name="T7"/></text:p>
              </text:list-item>
            </text:list>
            <text:list text:style-name="L2">
              <text:list-item>
                <text:p text:style-name="P14">Run <text:span text:style-name="T7">meqbrowser.py</text:span>, press “OK” to “connect to a kernel”.</text:p>
              </text:list-item>
            </text:list>
            <text:list text:style-name="L2">
              <text:list-item>
                <text:p text:style-name="P14">From the menu, choose “TDL | Load &amp; compile TDL script” (or just press Ctrl+T).</text:p>
              </text:list-item>
            </text:list>
            <text:list text:style-name="L2">
              <text:list-item>
                <text:p text:style-name="P14">Select <text:span text:style-name="T7">demo1-first-tree.py</text:span></text:p>
              </text:list-item>
            </text:list>
            <text:list text:style-name="L2">
              <text:list-item>
                <text:p text:style-name="P14"><text:span text:style-name="T8">Observe...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qBrowser and MeqKernel</text:p>
          </draw:text-box>
        </draw:frame>
        <draw:frame presentation:style-name="pr2" draw:text-style-name="P14" draw:layer="layout" svg:width="23.912cm" svg:height="14.203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8">The GUI you're looking at is called the meqbrowser</text:span></text:p>
              </text:list-item>
            </text:list>
            <text:list text:style-name="L2">
              <text:list-item>
                <text:p text:style-name="P14"><text:span text:style-name="T8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8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...according to commands from a </text:span><text:span text:style-name="T7">TDL </text:span><text:span text:style-name="T8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8">The browser provides a graphical representation of the trees in the kernel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14" draw:layer="layout" svg:width="23.912cm" svg:height="13.762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7">T</text:span><text:span text:style-name="T8">ree </text:span><text:span text:style-name="T7">D</text:span><text:span text:style-name="T8">efinition </text:span><text:span text:style-name="T7">L</text:span><text:span text:style-name="T8">anguage</text:span></text:p>
              </text:list-item>
            </text:list>
            <text:list text:style-name="L2">
              <text:list-item>
                <text:p text:style-name="P14"><text:span text:style-name="T8">TDL is Python</text:span></text:p>
              </text:list-item>
            </text:list>
            <text:list text:style-name="L2">
              <text:list-item>
                <text:p text:style-name="P14"><text:span text:style-name="T8">...with some “magic” objects for </text:span><text:span text:style-name="T2">declaring</text:span><text:span text:style-name="T8"> trees.</text:span></text:p>
              </text:list-item>
            </text:list>
            <text:list text:style-name="L2">
              <text:list-item>
                <text:p text:style-name="P14"><text:span text:style-name="T8">ns.xxx </text:span><text:span text:style-name="T16">declares</text:span><text:span text:style-name="T8"> a node named “xxx”</text:span></text:p>
              </text:list-item>
            </text:list>
            <text:list text:style-name="L2">
              <text:list-item>
                <text:p text:style-name="P14"><text:span text:style-name="T8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this is not the same thing as their </text:span><text:span text:style-name="T16">class</text:span><text:span text:style-name="T8">!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8">(ns.xxx &lt;&lt; ...) </text:span><text:span text:style-name="T16">binds</text:span><text:span text:style-name="T8"> the named node to a definition of what that node is and does.</text:span></text:p>
              </text:list-item>
            </text:list>
            <text:list text:style-name="L2">
              <text:list-item>
                <text:p text:style-name="P14"><text:span text:style-name="T8">TDL provides shortcuts for implicit naming and binding of intermediate nodes.</text:span></text:p>
              </text:list-item>
            </text:list>
          </draw:text-box>
        </draw:frame>
        <draw:frame draw:style-name="gr2" draw:text-style-name="P9" draw:layer="layout" svg:width="2.089cm" svg:height="1.235cm" svg:x="1.181cm" svg:y="0.3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4" draw:layer="layout" svg:width="23.912cm" svg:height="13.231cm" svg:x="2.058cm" svg:y="5.838cm" presentation:class="outline">
          <draw:text-box>
            <text:list text:style-name="L2">
              <text:list-item>
                <text:p text:style-name="P24">From the “TDL Exec” drop-down, choose “test forest”</text:p>
              </text:list-item>
            </text:list>
            <text:list text:style-name="L2">
              <text:list-item>
                <text:p text:style-name="P24">Observe...</text:p>
              </text:list-item>
            </text:list>
            <text:list text:style-name="L2">
              <text:list-item>
                <text:p text:style-name="P24">From the “Bookmarks” menu, select “result of 'f'”</text:p>
              </text:list-item>
            </text:list>
            <text:list text:style-name="L2">
              <text:list-item>
                <text:p text:style-name="P24">Observe...</text:p>
              </text:list-item>
            </text:list>
            <text:list text:style-name="L2">
              <text:list-item>
                <text:p text:style-name="P24">A long way to go for a simple answer...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2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4" draw:layer="layout" svg:width="23.912cm" svg:height="13.231cm" svg:x="2.058cm" svg:y="5.838cm" presentation:class="outline">
          <draw:text-box>
            <text:list text:style-name="L2">
              <text:list-item>
                <text:p text:style-name="P24">Load <text:span text:style-name="T17">demo2-improved-tree.py</text:span>.</text:p>
              </text:list-item>
            </text:list>
            <text:list text:style-name="L2">
              <text:list-item>
                <text:p text:style-name="P24">Execute “test forest”</text:p>
              </text:list-item>
            </text:list>
            <text:list text:style-name="L2">
              <text:list-item>
                <text:p text:style-name="P24">Look at Bookmarks | Result of 'f'.</text:p>
              </text:list-item>
            </text:list>
            <text:list text:style-name="L2">
              <text:list-item>
                <text:p text:style-name="P24">And Bookmarks | Result of 'f1'</text:p>
              </text:list-item>
            </text:list>
            <text:list text:style-name="L2">
              <text:list-item>
                <text:p text:style-name="P24">Observe the difference...</text:p>
              </text:list-item>
            </text:list>
            <text:list text:style-name="L2">
              <text:list-item>
                <text:p text:style-name="P24">The crucial difference are the <text:span text:style-name="T7">Meq.Time</text:span> and <text:span text:style-name="T7">Meq.Freq</text:span> nodes.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24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4">MeqTrees are designed for evaluating <text:span text:style-name="T18">functions, </text:span><text:span text:style-name="T19">not just single scalars.</text:span></text:p>
              </text:list-item>
            </text:list>
          </draw:text-box>
        </draw:frame>
        <draw:frame draw:style-name="gr2" draw:text-style-name="P9" draw:layer="layout" svg:width="3.393cm" svg:height="1.235cm" svg:x="1.182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9" draw:text-style-name="P24" draw:layer="layout" svg:width="23.912cm" svg:height="10.57cm" svg:x="1.906cm" svg:y="5.657cm" presentation:class="outline" presentation:user-transformed="true">
          <draw:text-box>
            <text:list text:style-name="L2">
              <text:list-item>
                <text:p text:style-name="P24"><text:span text:style-name="T19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images are functions of </text:span><text:span text:style-name="T18">l,m</text:span><text:span text:style-name="T19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the Fourier Transform turns a function of </text:span><text:span text:style-name="T18">l,m</text:span><text:span text:style-name="T19"> into a function of </text:span><text:span text:style-name="T18">u,v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9">Numerically, we represent a function by a set of values on some grid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9" draw:text-style-name="P24" draw:layer="layout" svg:width="23.912cm" svg:height="12.661cm" svg:x="1.906cm" svg:y="5.657cm" presentation:class="outline" presentation:user-transformed="true">
          <draw:text-box>
            <text:list text:style-name="L2">
              <text:list-item>
                <text:p text:style-name="P24"><text:span text:style-name="T19">Numerical code is often filled with </text:span><text:span text:style-name="T20">for</text:span><text:span text:style-name="T19"> statements iterating over grids...</text:span></text:p>
              </text:list-item>
            </text:list>
            <text:list text:style-name="L2">
              <text:list-item>
                <text:p text:style-name="P24"><text:span text:style-name="T19">With MeqTrees, you instead build up a compound function (</text:span><text:span text:style-name="T18">f</text:span><text:span text:style-name="T19">) from its constituent parts...</text:span></text:p>
              </text:list-item>
            </text:list>
            <text:list text:style-name="L2">
              <text:list-item>
                <text:p text:style-name="P24"><text:span text:style-name="T19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4"><text:span text:style-name="T19">This happens at every level of the tree – every subtree can be considered to represent some functio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uppying a Grid</text:p>
          </draw:text-box>
        </draw:frame>
        <draw:frame presentation:style-name="pr9" draw:text-style-name="P24" draw:layer="layout" svg:width="23.912cm" svg:height="13.546cm" svg:x="1.906cm" svg:y="5.657cm" presentation:class="outline" presentation:user-transformed="true">
          <draw:text-box>
            <text:list text:style-name="L2">
              <text:list-item>
                <text:p text:style-name="P24"><text:span text:style-name="T19">Look at </text:span><text:span text:style-name="T20">_test_forest</text:span></text:p>
              </text:list-item>
            </text:list>
            <text:list text:style-name="L2">
              <text:list-item>
                <text:p text:style-name="P24"><text:span text:style-name="T19">First we make a </text:span><text:span text:style-name="T16">domain</text:span><text:span text:style-name="T19"> object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9">here we use </text:span><text:span text:style-name="T18">t</text:span><text:span text:style-name="T19"> from 1 to 10, and </text:span><text:span text:style-name="T21"></text:span><text:span text:style-name="T22"> from 1 to 10.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2">Then, we make a </text:span><text:span text:style-name="T23">cells</text:span><text:span text:style-name="T22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2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9">Then, we put the cells into a </text:span><text:span text:style-name="T16">request</text:span><text:span text:style-name="T19">.</text:span></text:p>
              </text:list-item>
            </text:list>
            <text:list text:style-name="L2">
              <text:list-item>
                <text:p text:style-name="P24"><text:span text:style-name="T19">We </text:span><text:span text:style-name="T16">execute</text:span><text:span text:style-name="T19"> the root node with the given request.</text:span></text:p>
              </text:list-item>
            </text:list>
            <text:list text:style-name="L2">
              <text:list-item>
                <text:p text:style-name="P24"><text:span text:style-name="T19">Try changing the grid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9" draw:text-style-name="P26" draw:layer="layout" svg:width="23.912cm" svg:height="13.213cm" svg:x="1.906cm" svg:y="5.657cm" presentation:class="outline" presentation:user-transformed="true">
          <draw:text-box>
            <text:list text:style-name="L2">
              <text:list-item>
                <text:p text:style-name="P26"><text:span text:style-name="T24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24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4">If it has children, it sends the request up to its children (by calling </text:span><text:span text:style-name="T25">their</text:span><text:span text:style-name="T24"> execute())</text:span></text:p>
              </text:list-item>
            </text:list>
            <text:list text:style-name="L2">
              <text:list-item>
                <text:p text:style-name="P6"><text:span text:style-name="T24">A leaf node (Freq, Time, Constant) can </text:span><text:span text:style-name="T25">evaluate</text:span><text:span text:style-name="T24"> a request directly and return a </text:span><text:span text:style-name="T13">result</text:span><text:span text:style-name="T24">.</text:span></text:p>
              </text:list-item>
            </text:list>
            <text:list text:style-name="L2">
              <text:list-item>
                <text:p text:style-name="P6"><text:span text:style-name="T24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9" draw:text-style-name="P26" draw:layer="layout" svg:width="23.912cm" svg:height="11.011cm" svg:x="1.997cm" svg:y="6.544cm" presentation:class="outline" presentation:user-transformed="true">
          <draw:text-box>
            <text:list text:style-name="L2">
              <text:list-item>
                <text:p text:style-name="P26"><text:span text:style-name="T24">Each node has a </text:span><text:span text:style-name="T25">state record</text:span><text:span text:style-name="T24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6"><text:span text:style-name="T24">The </text:span><text:span text:style-name="T26">request</text:span><text:span text:style-name="T24"> field contains the most recently executed request.</text:span></text:p>
              </text:list-item>
            </text:list>
            <text:list text:style-name="L2">
              <text:list-item>
                <text:p text:style-name="P26"><text:span text:style-name="T24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6">request.cells</text:span><text:span text:style-name="T24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4">also the domain, cell sizes, and other stuff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presentation:style-name="pr9" draw:text-style-name="P26" draw:layer="layout" svg:width="23.912cm" svg:height="13.213cm" svg:x="1.997cm" svg:y="6.544cm" presentation:class="outline" presentation:user-transformed="true">
          <draw:text-box>
            <text:list text:style-name="L2">
              <text:list-item>
                <text:p text:style-name="P26"><text:span text:style-name="T26">cache.result</text:span><text:span text:style-name="T24"> contains the last result returned by the node.</text:span></text:p>
              </text:list-item>
            </text:list>
            <text:list text:style-name="L2">
              <text:list-item>
                <text:p text:style-name="P26"><text:span text:style-name="T24">Important for two reasons: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lets you see what's been going on in the tre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speeds things up, because often intermediate results can be reused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4">In real life, a tree deals in millions of values, so caching everything would use too much memory;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4">nodes are smart enough to cache only those results that are actually reused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4">For small demos, having everything cached is instructive, so we change the cache policy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9" draw:text-style-name="P26" draw:layer="layout" svg:width="25.093cm" svg:height="12.112cm" svg:x="1.997cm" svg:y="6.059cm" presentation:class="outline" presentation:user-transformed="true">
          <draw:text-box>
            <text:list text:style-name="L2">
              <text:list-item>
                <text:p text:style-name="P26"><text:span text:style-name="T24">A </text:span><text:span text:style-name="T26">Result</text:span><text:span text:style-name="T24"> object represents a real or complex-valued function on an </text:span><text:span text:style-name="T25">N-</text:span><text:span text:style-name="T24">dimensional real grid.</text:span></text:p>
              </text:list-item>
            </text:list>
            <text:list text:style-name="L2">
              <text:list-item>
                <text:p text:style-name="P26"><text:span text:style-name="T24">It contains a copy of the </text:span><text:span text:style-name="T26">Cells</text:span><text:span text:style-name="T14">, giving the grid.</text:span></text:p>
              </text:list-item>
            </text:list>
            <text:list text:style-name="L2">
              <text:list-item>
                <text:p text:style-name="P26"><text:span text:style-name="T14">The function value is found inside a </text:span><text:span text:style-name="T26">VellSet: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as </text:span><text:span text:style-name="T26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the value is a </text:span><text:span text:style-name="T26">Vells</text:span><text:span text:style-name="T14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4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draw:frame draw:style-name="gr4" draw:layer="layout" svg:width="15.005cm" svg:height="1.472cm" svg:x="8.09cm" svg:y="17.90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28" draw:layer="layout" svg:width="23.912cm" svg:height="13.231cm" svg:x="2.058cm" svg:y="5.838cm" presentation:class="outline">
          <draw:text-box>
            <text:list text:style-name="L2">
              <text:list-item>
                <text:p text:style-name="P28"><text:span text:style-name="T27">According to established theory, there is a hard thermodynamical limit on computation:</text:span>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27">that is, a lower bound on the amount of heat that has to be released while setting/clearing a single bit of data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27">Therefore, by conserving bits, we are postponing the heat death of the Universe.</text:span></text:p>
              </text:list-item>
            </text:list>
            <text:list text:style-name="L2">
              <text:list-item>
                <text:p text:style-name="P28"><text:span text:style-name="T28">Environmentally-conscientious people use MeqTree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9" draw:text-style-name="P26" draw:layer="layout" svg:width="25.093cm" svg:height="13.213cm" svg:x="1.997cm" svg:y="6.059cm" presentation:class="outline" presentation:user-transformed="true">
          <draw:text-box>
            <text:list text:style-name="L2">
              <text:list-item>
                <text:p text:style-name="P26"><text:span text:style-name="T24">A </text:span><text:span text:style-name="T26">Vells</text:span><text:span text:style-name="T24"> may contain only as many axes as actually needed to represent the function.</text:span></text:p>
              </text:list-item>
            </text:list>
            <text:list text:style-name="L2">
              <text:list-item>
                <text:p text:style-name="P26"><text:span text:style-name="T24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but 1xM is not the same thing as M – the order of the axes is </text:span><text:span text:style-name="T25">fixed</text:span><text:span text:style-name="T24">.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4">We refer to the missing axes as </text:span><text:span text:style-name="T13">collapsed</text:span><text:span text:style-name="T24">. A collapsed axis simply means that the function is NOT variable over that dimension, i.e. not variable in freq or time or whatever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9" draw:text-style-name="P26" draw:layer="layout" svg:width="25.093cm" svg:height="12.112cm" svg:x="1.997cm" svg:y="6.059cm" presentation:class="outline" presentation:user-transformed="true">
          <draw:text-box>
            <text:list text:style-name="L2">
              <text:list-item>
                <text:p text:style-name="P26"><text:span text:style-name="T24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24">When you combine an Nx1 (i.e. time-variable only) value with an 1xM (freq-variable only) value in, e.g., a </text:span><text:span text:style-name="T26">Multiply</text:span><text:span text:style-name="T24"> node, the result is NxM.</text:span></text:p>
              </text:list-item>
            </text:list>
            <text:list text:style-name="L2">
              <text:list-item>
                <text:p text:style-name="P26"><text:span text:style-name="T24">The tree does the “right” thing regardless.</text:span></text:p>
              </text:list-item>
            </text:list>
            <text:list text:style-name="L2">
              <text:list-item>
                <text:p text:style-name="P26"><text:span text:style-name="T24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4">unless you're optimizing for calcula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9" draw:text-style-name="P28" draw:layer="layout" svg:width="25.093cm" svg:height="8.863cm" svg:x="1.997cm" svg:y="6.059cm" presentation:class="outline" presentation:user-transformed="true">
          <draw:text-box>
            <text:list text:style-name="L2">
              <text:list-item>
                <text:p text:style-name="P28"><text:span text:style-name="T28">At the moment, there's ~100 node classes available in the system</text:span></text:p>
              </text:list-item>
            </text:list>
            <text:list text:style-name="L2">
              <text:list-item>
                <text:p text:style-name="P28"><text:span text:style-name="T28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8"><text:span text:style-name="T28">We're now going to run some simple demos, and I'll try to introduce the new nodes as they come along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9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10-12T16:39:49</meta:creation-date>
    <dc:date>2006-10-13T00:04:36</dc:date>
    <dc:language>en-GB</dc:language>
    <meta:editing-cycles>6</meta:editing-cycles>
    <meta:editing-duration>PT7H19M56S</meta:editing-duration>
    <meta:user-defined meta:name="Info 1"/>
    <meta:user-defined meta:name="Info 2"/>
    <meta:user-defined meta:name="Info 3"/>
    <meta:user-defined meta:name="Info 4"/>
    <meta:document-statistic meta:object-count="17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</math:mo>
          <math:mo math:stretchy="false">∗</math:mo>
          <math:mi>sin</math:mi>
        </math:mrow>
      </math:mrow>
      <math:mrow>
        <math:mo math:stretchy="false"></math:mo>
        <math:mrow>
          <math:mrow>
            <math:mrow>
              <math:mi>b</math:mi>
              <math:mo math:stretchy="false">∗</math:mo>
              <math:mi>x</math:mi>
            </math:mrow>
            <math:mo math:stretchy="false"></math:mo>
            <math:mrow>
              <math:mi>c</math:mi>
              <math:mo math:stretchy="false">∗</math:mo>
              <math:mi>y</math:mi>
            </math:mrow>
          </math:mrow>
          <math:mo math:stretchy="false"></math:mo>
          <math:mn>1</math:mn>
        </math:mrow>
        <math:mo math:stretchy="false">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 math:fontstyle="italic">xcos</math:mi>
                  <math:mrow>
                    <math:mo math:stretchy="false"></math:mo>
                    <math:mn>2y</math:mn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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>x</math:mi>
                  <math:mrow>
                    <math:mo math:stretchy="false"></math:mo>
                    <math:mrow>
                      <math:mi>t</math:mi>
                      <math:mi>,</math:mi>
                      <math:mo math:stretchy="false"></math:mo>
                    </math:mrow>
                    <math:mo math:stretchy="false"></math:mo>
                  </math:mrow>
                  <math:mi>cos</math:mi>
                  <math:mrow>
                    <math:mo math:stretchy="false"></math:mo>
                    <math:mrow>
                      <math:mi>y</math:mi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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</math:mo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</math:mo>
                    <math:mn>1</math:mn>
                  </math:msub>
                  <math:mn>...</math:mn>
                  <math:msub>
                    <math:mo math:stretchy="false">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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</math:mo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</math:mo>
          </math:mover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sub>
                  <math:mi>f</math:mi>
                  <math:mn>1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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